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67.3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8.63mm"/>
    </style:style>
    <style:style style:name="co8" style:family="table-column">
      <style:table-column-properties fo:break-before="auto" style:column-width="12.61mm"/>
    </style:style>
    <style:style style:name="co9" style:family="table-column">
      <style:table-column-properties fo:break-before="auto" style:column-width="119.91mm"/>
    </style:style>
    <style:style style:name="co10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&lt;2" style:apply-style-name="zielone" style:base-cell-address="Dane02.C1"/>
      <style:map style:condition="cell-content()&gt;2" style:apply-style-name="czerwone" style:base-cell-address="Dane02.C1"/>
    </style:style>
    <style:style style:name="ce3" style:family="table-cell" style:parent-style-name="Default">
      <style:map style:condition="cell-content()&lt;2" style:apply-style-name="zielone" style:base-cell-address="Dane02.C1"/>
      <style:map style:condition="cell-content()&gt;2" style:apply-style-name="czerwone" style:base-cell-address="Dane02.C1"/>
    </style:style>
    <style:style style:name="ce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MT" fo:font-size="10pt" style:font-name-asian="ArialMT" style:font-size-asian="10pt" style:font-name-complex="ArialMT" style:font-size-complex="10pt"/>
    </style:style>
    <style:style style:name="ce7" style:family="table-cell" style:parent-style-name="Default">
      <style:text-properties style:font-name="ArialMT" fo:language="none" fo:country="none" style:font-name-asian="ArialMT" style:language-asian="none" style:country-asian="none" style:font-name-complex="ArialMT" style:language-complex="none" style:country-complex="none"/>
    </style:style>
    <style:style style:name="ce8" style:family="table-cell" style:parent-style-name="Default" style:data-style-name="N104">
      <style:table-cell-properties fo:background-color="#b2b2b2"/>
      <style:text-properties fo:font-weight="bold" style:font-weight-asian="bold" style:font-weight-complex="bold"/>
    </style:style>
    <style:style style:name="ce9" style:family="table-cell" style:parent-style-name="Default" style:data-style-name="N104"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ext-properties style:font-name="ArialMT" fo:language="none" fo:country="none" style:font-name-asian="ArialMT" style:language-asian="none" style:country-asian="none" style:font-name-complex="ArialMT" style:language-complex="none" style:country-complex="none"/>
    </style:style>
    <style:style style:name="ce1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Dane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table table:name="Dane02" table:style-name="ta1">
        <table:table-column table:style-name="co7" table:default-cell-style-name="Default"/>
        <table:table-column table:style-name="co6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Nazwa waluty</text:p>
          </table:table-cell>
          <table:table-cell table:style-name="ce1" office:value-type="string" calcext:value-type="string">
            <text:p>Kod waluty</text:p>
          </table:table-cell>
          <table:table-cell table:style-name="ce2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</text:p>
          </table:table-cell>
          <table:table-cell office:value-type="string" calcext:value-type="string">
            <text:p>1 THB</text:p>
          </table:table-cell>
          <table:table-cell office:value-type="float" office:value="0.1096" calcext:value-type="float">
            <text:p>0,1096</text:p>
          </table:table-cell>
        </table:table-row>
        <table:table-row table:style-name="ro1">
          <table:table-cell office:value-type="string" calcext:value-type="string">
            <text:p>dolar amerykański</text:p>
          </table:table-cell>
          <table:table-cell office:value-type="string" calcext:value-type="string">
            <text:p>1 USD</text:p>
          </table:table-cell>
          <table:table-cell office:value-type="float" office:value="3.5808" calcext:value-type="float">
            <text:p>3,5808</text:p>
          </table:table-cell>
        </table:table-row>
        <table:table-row table:style-name="ro1">
          <table:table-cell office:value-type="string" calcext:value-type="string">
            <text:p>dolar australijski</text:p>
          </table:table-cell>
          <table:table-cell office:value-type="string" calcext:value-type="string">
            <text:p>1 AUD</text:p>
          </table:table-cell>
          <table:table-cell office:value-type="float" office:value="2.6889" calcext:value-type="float">
            <text:p>2,6889</text:p>
          </table:table-cell>
        </table:table-row>
        <table:table-row table:style-name="ro1">
          <table:table-cell office:value-type="string" calcext:value-type="string">
            <text:p>dolar Hongkongu</text:p>
          </table:table-cell>
          <table:table-cell office:value-type="string" calcext:value-type="string">
            <text:p>1 HKD</text:p>
          </table:table-cell>
          <table:table-cell office:value-type="float" office:value="0.4586" calcext:value-type="float">
            <text:p>0,4586</text:p>
          </table:table-cell>
        </table:table-row>
        <table:table-row table:style-name="ro1">
          <table:table-cell office:value-type="string" calcext:value-type="string">
            <text:p>dolar kanadyjski</text:p>
          </table:table-cell>
          <table:table-cell office:value-type="string" calcext:value-type="string">
            <text:p>1 CAD</text:p>
          </table:table-cell>
          <table:table-cell office:value-type="float" office:value="2.7827" calcext:value-type="float">
            <text:p>2,7827</text:p>
          </table:table-cell>
        </table:table-row>
        <table:table-row table:style-name="ro1">
          <table:table-cell office:value-type="string" calcext:value-type="string">
            <text:p>dolar nowozelandzki</text:p>
          </table:table-cell>
          <table:table-cell office:value-type="string" calcext:value-type="string">
            <text:p>1 NZD</text:p>
          </table:table-cell>
          <table:table-cell office:value-type="float" office:value="2.4481" calcext:value-type="float">
            <text:p>2,4481</text:p>
          </table:table-cell>
        </table:table-row>
        <table:table-row table:style-name="ro1">
          <table:table-cell office:value-type="string" calcext:value-type="string">
            <text:p>dolar singapurski</text:p>
          </table:table-cell>
          <table:table-cell office:value-type="string" calcext:value-type="string">
            <text:p>1 SGD</text:p>
          </table:table-cell>
          <table:table-cell office:value-type="float" office:value="2.6456" calcext:value-type="float">
            <text:p>2,6456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1 EUR</text:p>
          </table:table-cell>
          <table:table-cell office:value-type="float" office:value="4.2026" calcext:value-type="float">
            <text:p>4,2026</text:p>
          </table:table-cell>
        </table:table-row>
        <table:table-row table:style-name="ro1">
          <table:table-cell office:value-type="string" calcext:value-type="string">
            <text:p>forint (Węgry)</text:p>
          </table:table-cell>
          <table:table-cell office:value-type="string" calcext:value-type="string">
            <text:p>100 HUF</text:p>
          </table:table-cell>
          <table:table-cell office:value-type="float" office:value="1.3356" calcext:value-type="float">
            <text:p>1,3356</text:p>
          </table:table-cell>
        </table:table-row>
        <table:table-row table:style-name="ro1">
          <table:table-cell office:value-type="string" calcext:value-type="string">
            <text:p>frank szwajcarski</text:p>
          </table:table-cell>
          <table:table-cell office:value-type="string" calcext:value-type="string">
            <text:p>1 CHF</text:p>
          </table:table-cell>
          <table:table-cell office:value-type="float" office:value="3.5924" calcext:value-type="float">
            <text:p>3,5924</text:p>
          </table:table-cell>
        </table:table-row>
        <table:table-row table:style-name="ro1">
          <table:table-cell office:value-type="string" calcext:value-type="string">
            <text:p>funt szterling</text:p>
          </table:table-cell>
          <table:table-cell office:value-type="string" calcext:value-type="string">
            <text:p>1 GBP</text:p>
          </table:table-cell>
          <table:table-cell office:value-type="float" office:value="4.8261" calcext:value-type="float">
            <text:p>4,8261</text:p>
          </table:table-cell>
        </table:table-row>
        <table:table-row table:style-name="ro1">
          <table:table-cell office:value-type="string" calcext:value-type="string">
            <text:p>hrywna (Ukraina)</text:p>
          </table:table-cell>
          <table:table-cell office:value-type="string" calcext:value-type="string">
            <text:p>1 UAH</text:p>
          </table:table-cell>
          <table:table-cell office:value-type="float" office:value="0.1321" calcext:value-type="float">
            <text:p>0,1321</text:p>
          </table:table-cell>
        </table:table-row>
        <table:table-row table:style-name="ro1">
          <table:table-cell office:value-type="string" calcext:value-type="string">
            <text:p>jen (Japonia)</text:p>
          </table:table-cell>
          <table:table-cell office:value-type="string" calcext:value-type="string">
            <text:p>100 JPY</text:p>
          </table:table-cell>
          <table:table-cell office:value-type="float" office:value="3.1532" calcext:value-type="float">
            <text:p>3,1532</text:p>
          </table:table-cell>
        </table:table-row>
        <table:table-row table:style-name="ro1">
          <table:table-cell office:value-type="string" calcext:value-type="string">
            <text:p>korona czeska</text:p>
          </table:table-cell>
          <table:table-cell office:value-type="string" calcext:value-type="string">
            <text:p>1 CZK</text:p>
          </table:table-cell>
          <table:table-cell office:value-type="float" office:value="0.1645" calcext:value-type="float">
            <text:p>0,1645</text:p>
          </table:table-cell>
        </table:table-row>
        <table:table-row table:style-name="ro1">
          <table:table-cell office:value-type="string" calcext:value-type="string">
            <text:p>korona duńska</text:p>
          </table:table-cell>
          <table:table-cell office:value-type="string" calcext:value-type="string">
            <text:p>1 DKK</text:p>
          </table:table-cell>
          <table:table-cell office:value-type="float" office:value="0.5647" calcext:value-type="float">
            <text:p>0,5647</text:p>
          </table:table-cell>
        </table:table-row>
        <table:table-row table:style-name="ro1">
          <table:table-cell office:value-type="string" calcext:value-type="string">
            <text:p>korona islandzka</text:p>
          </table:table-cell>
          <table:table-cell office:value-type="string" calcext:value-type="string">
            <text:p>100 ISK</text:p>
          </table:table-cell>
          <table:table-cell office:value-type="float" office:value="3.4167" calcext:value-type="float">
            <text:p>3,4167</text:p>
          </table:table-cell>
        </table:table-row>
        <table:table-row table:style-name="ro1">
          <table:table-cell office:value-type="string" calcext:value-type="string">
            <text:p>korona norweska</text:p>
          </table:table-cell>
          <table:table-cell office:value-type="string" calcext:value-type="string">
            <text:p>1 NOK</text:p>
          </table:table-cell>
          <table:table-cell office:value-type="float" office:value="0.4295" calcext:value-type="float">
            <text:p>0,4295</text:p>
          </table:table-cell>
        </table:table-row>
        <table:table-row table:style-name="ro1">
          <table:table-cell office:value-type="string" calcext:value-type="string">
            <text:p>korona szwedzka</text:p>
          </table:table-cell>
          <table:table-cell office:value-type="string" calcext:value-type="string">
            <text:p>1 SEK</text:p>
          </table:table-cell>
          <table:table-cell office:value-type="float" office:value="0.4209" calcext:value-type="float">
            <text:p>0,4209</text:p>
          </table:table-cell>
        </table:table-row>
        <table:table-row table:style-name="ro1">
          <table:table-cell office:value-type="string" calcext:value-type="string">
            <text:p>kuna (Chorwacja)</text:p>
          </table:table-cell>
          <table:table-cell office:value-type="string" calcext:value-type="string">
            <text:p>1 HRK</text:p>
          </table:table-cell>
          <table:table-cell office:value-type="float" office:value="0.5565" calcext:value-type="float">
            <text:p>0,5565</text:p>
          </table:table-cell>
        </table:table-row>
        <table:table-row table:style-name="ro1">
          <table:table-cell office:value-type="string" calcext:value-type="string">
            <text:p>lej rumuński</text:p>
          </table:table-cell>
          <table:table-cell office:value-type="string" calcext:value-type="string">
            <text:p>1 RON</text:p>
          </table:table-cell>
          <table:table-cell office:value-type="float" office:value="0.9077" calcext:value-type="float">
            <text:p>0,9077</text:p>
          </table:table-cell>
        </table:table-row>
        <table:table-row table:style-name="ro1">
          <table:table-cell office:value-type="string" calcext:value-type="string">
            <text:p>lew (Bułgaria)</text:p>
          </table:table-cell>
          <table:table-cell office:value-type="string" calcext:value-type="string">
            <text:p>1 BGN</text:p>
          </table:table-cell>
          <table:table-cell office:value-type="float" office:value="2.1488" calcext:value-type="float">
            <text:p>2,1488</text:p>
          </table:table-cell>
        </table:table-row>
        <table:table-row table:style-name="ro1">
          <table:table-cell office:value-type="string" calcext:value-type="string">
            <text:p>lira turecka</text:p>
          </table:table-cell>
          <table:table-cell office:value-type="string" calcext:value-type="string">
            <text:p>1 TRY</text:p>
          </table:table-cell>
          <table:table-cell office:value-type="float" office:value="0.9268" calcext:value-type="float">
            <text:p>0,9268</text:p>
          </table:table-cell>
        </table:table-row>
        <table:table-row table:style-name="ro1">
          <table:table-cell office:value-type="string" calcext:value-type="string">
            <text:p>nowy izraelski szekel</text:p>
          </table:table-cell>
          <table:table-cell office:value-type="string" calcext:value-type="string">
            <text:p>1 ILS</text:p>
          </table:table-cell>
          <table:table-cell office:value-type="float" office:value="1.017" calcext:value-type="float">
            <text:p>1,017</text:p>
          </table:table-cell>
        </table:table-row>
        <table:table-row table:style-name="ro1">
          <table:table-cell office:value-type="string" calcext:value-type="string">
            <text:p>peso chilijskie</text:p>
          </table:table-cell>
          <table:table-cell office:value-type="string" calcext:value-type="string">
            <text:p>100 CLP</text:p>
          </table:table-cell>
          <table:table-cell office:value-type="float" office:value="0.5465" calcext:value-type="float">
            <text:p>0,5465</text:p>
          </table:table-cell>
        </table:table-row>
        <table:table-row table:style-name="ro1">
          <table:table-cell office:value-type="string" calcext:value-type="string">
            <text:p>peso filipińskie</text:p>
          </table:table-cell>
          <table:table-cell office:value-type="string" calcext:value-type="string">
            <text:p>1 PHP</text:p>
          </table:table-cell>
          <table:table-cell office:value-type="float" office:value="0.0709" calcext:value-type="float">
            <text:p>0,0709</text:p>
          </table:table-cell>
        </table:table-row>
        <table:table-row table:style-name="ro1">
          <table:table-cell office:value-type="string" calcext:value-type="string">
            <text:p>peso meksykańskie</text:p>
          </table:table-cell>
          <table:table-cell office:value-type="string" calcext:value-type="string">
            <text:p>1 MXN</text:p>
          </table:table-cell>
          <table:table-cell office:value-type="float" office:value="0.1888" calcext:value-type="float">
            <text:p>0,1888</text:p>
          </table:table-cell>
        </table:table-row>
        <table:table-row table:style-name="ro1">
          <table:table-cell office:value-type="string" calcext:value-type="string">
            <text:p>rand (Republika Południowej Afryki)</text:p>
          </table:table-cell>
          <table:table-cell office:value-type="string" calcext:value-type="string">
            <text:p>1 ZAR</text:p>
          </table:table-cell>
          <table:table-cell office:value-type="float" office:value="0.2621" calcext:value-type="float">
            <text:p>0,2621</text:p>
          </table:table-cell>
        </table:table-row>
        <table:table-row table:style-name="ro1">
          <table:table-cell office:value-type="string" calcext:value-type="string">
            <text:p>real (Brazylia)</text:p>
          </table:table-cell>
          <table:table-cell office:value-type="string" calcext:value-type="string">
            <text:p>1 BRL</text:p>
          </table:table-cell>
          <table:table-cell office:value-type="float" office:value="1.0882" calcext:value-type="float">
            <text:p>1,0882</text:p>
          </table:table-cell>
        </table:table-row>
        <table:table-row table:style-name="ro1">
          <table:table-cell office:value-type="string" calcext:value-type="string">
            <text:p>ringgit (Malezja)</text:p>
          </table:table-cell>
          <table:table-cell office:value-type="string" calcext:value-type="string">
            <text:p>1 MYR</text:p>
          </table:table-cell>
          <table:table-cell office:value-type="float" office:value="0.8759" calcext:value-type="float">
            <text:p>0,8759</text:p>
          </table:table-cell>
        </table:table-row>
        <table:table-row table:style-name="ro1">
          <table:table-cell office:value-type="string" calcext:value-type="string">
            <text:p>rubel rosyjski</text:p>
          </table:table-cell>
          <table:table-cell office:value-type="string" calcext:value-type="string">
            <text:p>1 RUB</text:p>
          </table:table-cell>
          <table:table-cell office:value-type="float" office:value="0.0603" calcext:value-type="float">
            <text:p>0,0603</text:p>
          </table:table-cell>
        </table:table-row>
        <table:table-row table:style-name="ro1">
          <table:table-cell office:value-type="string" calcext:value-type="string">
            <text:p>rupia indonezyjska</text:p>
          </table:table-cell>
          <table:table-cell office:value-type="string" calcext:value-type="string">
            <text:p>10000 IDR</text:p>
          </table:table-cell>
          <table:table-cell office:value-type="float" office:value="2.6431" calcext:value-type="float">
            <text:p>2,6431</text:p>
          </table:table-cell>
        </table:table-row>
        <table:table-row table:style-name="ro1">
          <table:table-cell office:value-type="string" calcext:value-type="string">
            <text:p>rupia indyjska</text:p>
          </table:table-cell>
          <table:table-cell office:value-type="string" calcext:value-type="string">
            <text:p>100 INR</text:p>
          </table:table-cell>
          <table:table-cell office:value-type="float" office:value="5.5535" calcext:value-type="float">
            <text:p>5,5535</text:p>
          </table:table-cell>
        </table:table-row>
        <table:table-row table:style-name="ro1">
          <table:table-cell office:value-type="string" calcext:value-type="string">
            <text:p>won południowokoreański</text:p>
          </table:table-cell>
          <table:table-cell office:value-type="string" calcext:value-type="string">
            <text:p>100 KRW</text:p>
          </table:table-cell>
          <table:table-cell office:value-type="float" office:value="0.3272" calcext:value-type="float">
            <text:p>0,3272</text:p>
          </table:table-cell>
        </table:table-row>
        <table:table-row table:style-name="ro1">
          <table:table-cell office:value-type="string" calcext:value-type="string">
            <text:p>yuan renminbi (Chiny)</text:p>
          </table:table-cell>
          <table:table-cell office:value-type="string" calcext:value-type="string">
            <text:p>1 CNY</text:p>
          </table:table-cell>
          <table:table-cell office:value-type="float" office:value="0.5409" calcext:value-type="float">
            <text:p>0,5409</text:p>
          </table:table-cell>
        </table:table-row>
        <table:table-row table:style-name="ro1">
          <table:table-cell office:value-type="string" calcext:value-type="string">
            <text:p>SDR (MFW)</text:p>
          </table:table-cell>
          <table:table-cell office:value-type="string" calcext:value-type="string">
            <text:p>1 XDR</text:p>
          </table:table-cell>
          <table:table-cell office:value-type="float" office:value="5.0354" calcext:value-type="float">
            <text:p>5,0354</text:p>
          </table:table-cell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Dane02.C1:Dane02.C1048576">
            <calcext:condition calcext:apply-style-name="zielone" calcext:value="&lt;2" calcext:base-cell-address="Dane02.C1"/>
            <calcext:condition calcext:apply-style-name="czerwone" calcext:value="&gt;2" calcext:base-cell-address="Dane02.C1"/>
          </calcext:conditional-format>
        </calcext:conditional-formats>
      </table:table>
      <table:table table:name="Dane0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0"/>
        <table:table-column table:style-name="co6" table:number-columns-repeated="2" table:default-cell-style-name="Default"/>
        <table:table-column table:style-name="co6" table:default-cell-style-name="ce12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zwa produktu</text:p>
          </table:table-cell>
          <table:table-cell table:style-name="ce8" office:value-type="string" calcext:value-type="string">
            <text:p>Cena(szt)</text:p>
          </table:table-cell>
          <table:table-cell table:number-columns-repeated="3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PTER DB 9F/25M</text:p>
          </table:table-cell>
          <table:table-cell table:style-name="ce9" office:value-type="currency" office:currency="PLN" office:value="1.5" calcext:value-type="currency">
            <text:p>1,50 zł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office:value-type="currency" office:currency="PLN" office:value="1.5" calcext:value-type="currency">
            <text:p>1,50 zł</text:p>
          </table:table-cell>
          <table:table-cell table:number-columns-repeated="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office:value-type="currency" office:currency="PLN" office:value="1.7" calcext:value-type="currency">
            <text:p>1,70 zł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office:value-type="currency" office:currency="PLN" office:value="4.07" calcext:value-type="currency">
            <text:p>4,07 zł</text:p>
          </table:table-cell>
          <table:table-cell table:number-columns-repeated="3"/>
        </table:table-row>
        <table:table-row table:style-name="ro1">
          <table:table-cell table:style-name="ce6" office:value-type="float" office:value="3590" calcext:value-type="float">
            <text:p>3590</text:p>
          </table:table-cell>
          <table:table-cell office:value-type="string" calcext:value-type="string">
            <text:p>ADAPTER DO MONTAŻU NAPĘDU 3,5" W OTWORZE 5,25"</text:p>
          </table:table-cell>
          <table:table-cell table:style-name="ce11" office:value-type="currency" office:currency="PLN" office:value="6.3" calcext:value-type="currency">
            <text:p>6,30 zł</text:p>
          </table:table-cell>
          <table:table-cell table:number-columns-repeated="3"/>
        </table:table-row>
        <table:table-row table:style-name="ro1">
          <table:table-cell table:style-name="ce7" office:value-type="float" office:value="9603" calcext:value-type="float">
            <text:p>9603</text:p>
          </table:table-cell>
          <table:table-cell table:style-name="ce7" office:value-type="string" calcext:value-type="string">
            <text:p>ADAPTER LPT (C6502A) DO HP D135/D145</text:p>
          </table:table-cell>
          <table:table-cell office:value-type="currency" office:currency="PLN" office:value="77.99" calcext:value-type="currency">
            <text:p>77,99 zł</text:p>
          </table:table-cell>
          <table:table-cell table:number-columns-repeated="3"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office:value-type="currency" office:currency="PLN" office:value="89.99" calcext:value-type="currency">
            <text:p>89,99 zł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office:value-type="currency" office:currency="PLN" office:value="1.5" calcext:value-type="currency">
            <text:p>1,50 zł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office:value-type="currency" office:currency="PLN" office:value="1.5" calcext:value-type="currency">
            <text:p>1,50 zł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office:value-type="currency" office:currency="PLN" office:value="1.7" calcext:value-type="currency">
            <text:p>1,70 zł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office:value-type="currency" office:currency="PLN" office:value="1.7" calcext:value-type="currency">
            <text:p>1,70 zł</text:p>
          </table:table-cell>
          <table:table-cell table:number-columns-repeated="3"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office:value-type="currency" office:currency="PLN" office:value="29.99" calcext:value-type="currency">
            <text:p>29,99 zł</text:p>
          </table:table-cell>
          <table:table-cell table:number-columns-repeated="3"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office:value-type="currency" office:currency="PLN" office:value="119" calcext:value-type="currency">
            <text:p>119,00 zł</text:p>
          </table:table-cell>
          <table:table-cell table:number-columns-repeated="3"/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office:value-type="currency" office:currency="PLN" office:value="74.99" calcext:value-type="currency">
            <text:p>74,99 zł</text:p>
          </table:table-cell>
          <table:table-cell table:number-columns-repeated="3"/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office:value-type="currency" office:currency="PLN" office:value="53.2" calcext:value-type="currency">
            <text:p>53,20 zł</text:p>
          </table:table-cell>
          <table:table-cell table:number-columns-repeated="3"/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office:value-type="currency" office:currency="PLN" office:value="49.99" calcext:value-type="currency">
            <text:p>49,99 zł</text:p>
          </table:table-cell>
          <table:table-cell table:number-columns-repeated="3"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office:value-type="currency" office:currency="PLN" office:value="55.99" calcext:value-type="currency">
            <text:p>55,99 zł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office:value-type="currency" office:currency="PLN" office:value="4.99" calcext:value-type="currency">
            <text:p>4,99 zł</text:p>
          </table:table-cell>
          <table:table-cell table:number-columns-repeated="3"/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office:value-type="currency" office:currency="PLN" office:value="51.99" calcext:value-type="currency">
            <text:p>51,99 zł</text:p>
          </table:table-cell>
          <table:table-cell table:number-columns-repeated="3"/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office:value-type="currency" office:currency="PLN" office:value="52.99" calcext:value-type="currency">
            <text:p>52,99 zł</text:p>
          </table:table-cell>
          <table:table-cell table:number-columns-repeated="3"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office:value-type="currency" office:currency="PLN" office:value="54.99" calcext:value-type="currency">
            <text:p>54,99 zł</text:p>
          </table:table-cell>
          <table:table-cell table:number-columns-repeated="3"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office:value-type="currency" office:currency="PLN" office:value="54.19" calcext:value-type="currency">
            <text:p>54,19 zł</text:p>
          </table:table-cell>
          <table:table-cell table:number-columns-repeated="3"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office:value-type="currency" office:currency="PLN" office:value="165" calcext:value-type="currency">
            <text:p>165,00 zł</text:p>
          </table:table-cell>
          <table:table-cell table:number-columns-repeated="3"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office:value-type="currency" office:currency="PLN" office:value="179" calcext:value-type="currency">
            <text:p>179,00 zł</text:p>
          </table:table-cell>
          <table:table-cell table:number-columns-repeated="3"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office:value-type="currency" office:currency="PLN" office:value="169" calcext:value-type="currency">
            <text:p>169,00 zł</text:p>
          </table:table-cell>
          <table:table-cell table:number-columns-repeated="3"/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office:value-type="currency" office:currency="PLN" office:value="263.99" calcext:value-type="currency">
            <text:p>263,99 zł</text:p>
          </table:table-cell>
          <table:table-cell table:number-columns-repeated="3"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office:value-type="currency" office:currency="PLN" office:value="199.99" calcext:value-type="currency">
            <text:p>199,99 zł</text:p>
          </table:table-cell>
          <table:table-cell table:number-columns-repeated="3"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office:value-type="currency" office:currency="PLN" office:value="219.99" calcext:value-type="currency">
            <text:p>219,99 zł</text:p>
          </table:table-cell>
          <table:table-cell table:number-columns-repeated="3"/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office:value-type="currency" office:currency="PLN" office:value="194.99" calcext:value-type="currency">
            <text:p>194,99 zł</text:p>
          </table:table-cell>
          <table:table-cell table:number-columns-repeated="3"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office:value-type="currency" office:currency="PLN" office:value="199.99" calcext:value-type="currency">
            <text:p>199,99 zł</text:p>
          </table:table-cell>
          <table:table-cell table:number-columns-repeated="3"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office:value-type="currency" office:currency="PLN" office:value="219.99" calcext:value-type="currency">
            <text:p>219,99 zł</text:p>
          </table:table-cell>
          <table:table-cell table:number-columns-repeated="3"/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office:value-type="currency" office:currency="PLN" office:value="529.99" calcext:value-type="currency">
            <text:p>529,99 zł</text:p>
          </table:table-cell>
          <table:table-cell table:number-columns-repeated="3"/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office:value-type="currency" office:currency="PLN" office:value="2999" calcext:value-type="currency">
            <text:p>2 999,00 zł</text:p>
          </table:table-cell>
          <table:table-cell table:number-columns-repeated="3"/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office:value-type="currency" office:currency="PLN" office:value="399" calcext:value-type="currency">
            <text:p>399,00 zł</text:p>
          </table:table-cell>
          <table:table-cell table:number-columns-repeated="3"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office:value-type="currency" office:currency="PLN" office:value="799" calcext:value-type="currency">
            <text:p>799,00 zł</text:p>
          </table:table-cell>
          <table:table-cell table:number-columns-repeated="3"/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office:value-type="currency" office:currency="PLN" office:value="599" calcext:value-type="currency">
            <text:p>599,00 zł</text:p>
          </table:table-cell>
          <table:table-cell table:number-columns-repeated="3"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office:value-type="currency" office:currency="PLN" office:value="799" calcext:value-type="currency">
            <text:p>799,00 zł</text:p>
          </table:table-cell>
          <table:table-cell table:number-columns-repeated="3"/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office:value-type="currency" office:currency="PLN" office:value="489" calcext:value-type="currency">
            <text:p>489,00 zł</text:p>
          </table:table-cell>
          <table:table-cell table:number-columns-repeated="3"/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office:value-type="currency" office:currency="PLN" office:value="329" calcext:value-type="currency">
            <text:p>329,00 zł</text:p>
          </table:table-cell>
          <table:table-cell table:number-columns-repeated="3"/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office:value-type="currency" office:currency="PLN" office:value="399" calcext:value-type="currency">
            <text:p>399,00 zł</text:p>
          </table:table-cell>
          <table:table-cell table:number-columns-repeated="3"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office:value-type="currency" office:currency="PLN" office:value="309" calcext:value-type="currency">
            <text:p>309,00 zł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office:value-type="currency" office:currency="PLN" office:value="399" calcext:value-type="currency">
            <text:p>399,00 zł</text:p>
          </table:table-cell>
          <table:table-cell table:number-columns-repeated="3"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office:value-type="currency" office:currency="PLN" office:value="694" calcext:value-type="currency">
            <text:p>694,00 zł</text:p>
          </table:table-cell>
          <table:table-cell table:number-columns-repeated="3"/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office:value-type="currency" office:currency="PLN" office:value="1423" calcext:value-type="currency">
            <text:p>1 423,00 zł</text:p>
          </table:table-cell>
          <table:table-cell table:number-columns-repeated="3"/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office:value-type="currency" office:currency="PLN" office:value="4239.32" calcext:value-type="currency">
            <text:p>4 239,32 zł</text:p>
          </table:table-cell>
          <table:table-cell table:number-columns-repeated="3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office:value-type="currency" office:currency="PLN" office:value="2598" calcext:value-type="currency">
            <text:p>2 598,00 zł</text:p>
          </table:table-cell>
          <table:table-cell table:number-columns-repeated="3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office:value-type="currency" office:currency="PLN" office:value="1939" calcext:value-type="currency">
            <text:p>1 939,00 zł</text:p>
          </table:table-cell>
          <table:table-cell table:number-columns-repeated="3"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office:value-type="currency" office:currency="PLN" office:value="1781.94" calcext:value-type="currency">
            <text:p>1 781,94 zł</text:p>
          </table:table-cell>
          <table:table-cell table:number-columns-repeated="3"/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office:value-type="currency" office:currency="PLN" office:value="1918.62" calcext:value-type="currency">
            <text:p>1 918,62 zł</text:p>
          </table:table-cell>
          <table:table-cell table:number-columns-repeated="3"/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office:value-type="currency" office:currency="PLN" office:value="1145" calcext:value-type="currency">
            <text:p>1 145,00 zł</text:p>
          </table:table-cell>
          <table:table-cell table:number-columns-repeated="3"/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office:value-type="currency" office:currency="PLN" office:value="4989" calcext:value-type="currency">
            <text:p>4 989,00 zł</text:p>
          </table:table-cell>
          <table:table-cell table:number-columns-repeated="3"/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office:value-type="currency" office:currency="PLN" office:value="2219" calcext:value-type="currency">
            <text:p>2 219,00 zł</text:p>
          </table:table-cell>
          <table:table-cell table:number-columns-repeated="3"/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office:value-type="currency" office:currency="PLN" office:value="2055" calcext:value-type="currency">
            <text:p>2 055,00 zł</text:p>
          </table:table-cell>
          <table:table-cell table:number-columns-repeated="3"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office:value-type="currency" office:currency="PLN" office:value="1219" calcext:value-type="currency">
            <text:p>1 219,00 zł</text:p>
          </table:table-cell>
          <table:table-cell table:number-columns-repeated="3"/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office:value-type="currency" office:currency="PLN" office:value="195.8" calcext:value-type="currency">
            <text:p>195,80 zł</text:p>
          </table:table-cell>
          <table:table-cell table:number-columns-repeated="3"/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office:value-type="currency" office:currency="PLN" office:value="273.24" calcext:value-type="currency">
            <text:p>273,24 zł</text:p>
          </table:table-cell>
          <table:table-cell table:number-columns-repeated="3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Ł</text:p>
          </table:table-cell>
          <table:table-cell office:value-type="currency" office:currency="PLN" office:value="99" calcext:value-type="currency">
            <text:p>99,00 zł</text:p>
          </table:table-cell>
          <table:table-cell table:number-columns-repeated="3"/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Ł S100</text:p>
          </table:table-cell>
          <table:table-cell office:value-type="currency" office:currency="PLN" office:value="117.3" calcext:value-type="currency">
            <text:p>117,30 zł</text:p>
          </table:table-cell>
          <table:table-cell table:number-columns-repeated="3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office:value-type="currency" office:currency="PLN" office:value="34" calcext:value-type="currency">
            <text:p>34,00 zł</text:p>
          </table:table-cell>
          <table:table-cell table:number-columns-repeated="3"/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office:value-type="currency" office:currency="PLN" office:value="93" calcext:value-type="currency">
            <text:p>93,00 zł</text:p>
          </table:table-cell>
          <table:table-cell table:number-columns-repeated="3"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office:value-type="currency" office:currency="PLN" office:value="156" calcext:value-type="currency">
            <text:p>156,00 zł</text:p>
          </table:table-cell>
          <table:table-cell table:number-columns-repeated="3"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office:value-type="currency" office:currency="PLN" office:value="38.25" calcext:value-type="currency">
            <text:p>38,25 zł</text:p>
          </table:table-cell>
          <table:table-cell table:number-columns-repeated="3"/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office:value-type="currency" office:currency="PLN" office:value="45.69" calcext:value-type="currency">
            <text:p>45,69 zł</text:p>
          </table:table-cell>
          <table:table-cell table:number-columns-repeated="3"/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office:value-type="currency" office:currency="PLN" office:value="11.3" calcext:value-type="currency">
            <text:p>11,30 zł</text:p>
          </table:table-cell>
          <table:table-cell table:number-columns-repeated="3"/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office:value-type="currency" office:currency="PLN" office:value="134.6" calcext:value-type="currency">
            <text:p>134,60 zł</text:p>
          </table:table-cell>
          <table:table-cell table:number-columns-repeated="3"/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office:value-type="currency" office:currency="PLN" office:value="116.32" calcext:value-type="currency">
            <text:p>116,32 zł</text:p>
          </table:table-cell>
          <table:table-cell table:number-columns-repeated="3"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ŁOWICA SKANUJ?CA IS-22E</text:p>
          </table:table-cell>
          <table:table-cell office:value-type="currency" office:currency="PLN" office:value="99" calcext:value-type="currency">
            <text:p>99,00 zł</text:p>
          </table:table-cell>
          <table:table-cell table:number-columns-repeated="3"/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office:value-type="currency" office:currency="PLN" office:value="649" calcext:value-type="currency">
            <text:p>649,00 zł</text:p>
          </table:table-cell>
          <table:table-cell table:number-columns-repeated="3"/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office:value-type="currency" office:currency="PLN" office:value="229.99" calcext:value-type="currency">
            <text:p>229,99 zł</text:p>
          </table:table-cell>
          <table:table-cell table:number-columns-repeated="3"/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office:value-type="currency" office:currency="PLN" office:value="298.99" calcext:value-type="currency">
            <text:p>298,99 zł</text:p>
          </table:table-cell>
          <table:table-cell table:number-columns-repeated="3"/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office:value-type="currency" office:currency="PLN" office:value="324.99" calcext:value-type="currency">
            <text:p>324,99 zł</text:p>
          </table:table-cell>
          <table:table-cell table:number-columns-repeated="3"/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office:value-type="currency" office:currency="PLN" office:value="518.99" calcext:value-type="currency">
            <text:p>518,99 zł</text:p>
          </table:table-cell>
          <table:table-cell table:number-columns-repeated="3"/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office:value-type="currency" office:currency="PLN" office:value="759.99" calcext:value-type="currency">
            <text:p>759,99 zł</text:p>
          </table:table-cell>
          <table:table-cell table:number-columns-repeated="3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office:value-type="currency" office:currency="PLN" office:value="999.99" calcext:value-type="currency">
            <text:p>999,99 zł</text:p>
          </table:table-cell>
          <table:table-cell table:number-columns-repeated="3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office:value-type="currency" office:currency="PLN" office:value="225" calcext:value-type="currency">
            <text:p>225,00 zł</text:p>
          </table:table-cell>
          <table:table-cell table:number-columns-repeated="3"/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office:value-type="currency" office:currency="PLN" office:value="266.99" calcext:value-type="currency">
            <text:p>266,99 zł</text:p>
          </table:table-cell>
          <table:table-cell table:number-columns-repeated="3"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office:value-type="currency" office:currency="PLN" office:value="1119.99" calcext:value-type="currency">
            <text:p>1 119,99 zł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office:value-type="currency" office:currency="PLN" office:value="326.99" calcext:value-type="currency">
            <text:p>326,99 zł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office:value-type="currency" office:currency="PLN" office:value="518.99" calcext:value-type="currency">
            <text:p>518,99 zł</text:p>
          </table:table-cell>
          <table:table-cell table:number-columns-repeated="3"/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office:value-type="currency" office:currency="PLN" office:value="949.99" calcext:value-type="currency">
            <text:p>949,99 zł</text:p>
          </table:table-cell>
          <table:table-cell table:number-columns-repeated="3"/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office:value-type="currency" office:currency="PLN" office:value="689.99" calcext:value-type="currency">
            <text:p>689,99 zł</text:p>
          </table:table-cell>
          <table:table-cell table:number-columns-repeated="3"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office:value-type="currency" office:currency="PLN" office:value="639.99" calcext:value-type="currency">
            <text:p>639,99 zł</text:p>
          </table:table-cell>
          <table:table-cell table:number-columns-repeated="3"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office:value-type="currency" office:currency="PLN" office:value="799.99" calcext:value-type="currency">
            <text:p>799,99 zł</text:p>
          </table:table-cell>
          <table:table-cell table:number-columns-repeated="3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office:value-type="currency" office:currency="PLN" office:value="959.99" calcext:value-type="currency">
            <text:p>959,99 zł</text:p>
          </table:table-cell>
          <table:table-cell table:number-columns-repeated="3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office:value-type="currency" office:currency="PLN" office:value="1089.99" calcext:value-type="currency">
            <text:p>1 089,99 zł</text:p>
          </table:table-cell>
          <table:table-cell table:number-columns-repeated="3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office:value-type="currency" office:currency="PLN" office:value="1219.99" calcext:value-type="currency">
            <text:p>1 219,99 zł</text:p>
          </table:table-cell>
          <table:table-cell table:number-columns-repeated="3"/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office:value-type="currency" office:currency="PLN" office:value="1439" calcext:value-type="currency">
            <text:p>1 439,00 zł</text:p>
          </table:table-cell>
          <table:table-cell table:number-columns-repeated="3"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office:value-type="currency" office:currency="PLN" office:value="1615" calcext:value-type="currency">
            <text:p>1 615,00 zł</text:p>
          </table:table-cell>
          <table:table-cell table:number-columns-repeated="3"/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office:value-type="currency" office:currency="PLN" office:value="2679.99" calcext:value-type="currency">
            <text:p>2 679,99 zł</text:p>
          </table:table-cell>
          <table:table-cell table:number-columns-repeated="3"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office:value-type="currency" office:currency="PLN" office:value="719.99" calcext:value-type="currency">
            <text:p>719,99 zł</text:p>
          </table:table-cell>
          <table:table-cell table:number-columns-repeated="3"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office:value-type="currency" office:currency="PLN" office:value="439.99" calcext:value-type="currency">
            <text:p>439,99 zł</text:p>
          </table:table-cell>
          <table:table-cell table:number-columns-repeated="3"/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office:value-type="currency" office:currency="PLN" office:value="689.99" calcext:value-type="currency">
            <text:p>689,99 zł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office:value-type="currency" office:currency="PLN" office:value="334" calcext:value-type="currency">
            <text:p>334,00 zł</text:p>
          </table:table-cell>
          <table:table-cell table:number-columns-repeated="3"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office:value-type="currency" office:currency="PLN" office:value="525.99" calcext:value-type="currency">
            <text:p>525,99 zł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office:value-type="currency" office:currency="PLN" office:value="699" calcext:value-type="currency">
            <text:p>699,00 zł</text:p>
          </table:table-cell>
          <table:table-cell table:number-columns-repeated="3"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office:value-type="currency" office:currency="PLN" office:value="1189.99" calcext:value-type="currency">
            <text:p>1 189,99 zł</text:p>
          </table:table-cell>
          <table:table-cell table:number-columns-repeated="3"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office:value-type="currency" office:currency="PLN" office:value="367.5" calcext:value-type="currency">
            <text:p>367,50 zł</text:p>
          </table:table-cell>
          <table:table-cell table:number-columns-repeated="3"/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office:value-type="currency" office:currency="PLN" office:value="499.99" calcext:value-type="currency">
            <text:p>499,99 zł</text:p>
          </table:table-cell>
          <table:table-cell table:number-columns-repeated="3"/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office:value-type="currency" office:currency="PLN" office:value="739.99" calcext:value-type="currency">
            <text:p>739,99 zł</text:p>
          </table:table-cell>
          <table:table-cell table:number-columns-repeated="3"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office:value-type="currency" office:currency="PLN" office:value="152" calcext:value-type="currency">
            <text:p>152,00 zł</text:p>
          </table:table-cell>
          <table:table-cell table:number-columns-repeated="3"/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office:value-type="currency" office:currency="PLN" office:value="175" calcext:value-type="currency">
            <text:p>175,00 zł</text:p>
          </table:table-cell>
          <table:table-cell table:number-columns-repeated="3"/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office:value-type="currency" office:currency="PLN" office:value="219" calcext:value-type="currency">
            <text:p>219,00 zł</text:p>
          </table:table-cell>
          <table:table-cell table:number-columns-repeated="3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office:value-type="currency" office:currency="PLN" office:value="989" calcext:value-type="currency">
            <text:p>989,00 zł</text:p>
          </table:table-cell>
          <table:table-cell table:number-columns-repeated="3"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office:value-type="currency" office:currency="PLN" office:value="1169" calcext:value-type="currency">
            <text:p>1 169,00 zł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9 IGIEŁ) (LPT)</text:p>
          </table:table-cell>
          <table:table-cell table:style-name="ce9" office:value-type="currency" office:currency="PLN" office:value="1339" calcext:value-type="currency">
            <text:p>1 339,00 zł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9 IGIEŁ) (LPT)</text:p>
          </table:table-cell>
          <table:table-cell table:style-name="ce9" office:value-type="currency" office:currency="PLN" office:value="1499" calcext:value-type="currency">
            <text:p>1 499,00 zł</text:p>
          </table:table-cell>
          <table:table-cell table:number-columns-repeated="3"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24 IGŁY) (LPT)</text:p>
          </table:table-cell>
          <table:table-cell table:style-name="ce9" office:value-type="currency" office:currency="PLN" office:value="1429.99" calcext:value-type="currency">
            <text:p>1 429,99 zł</text:p>
          </table:table-cell>
          <table:table-cell table:number-columns-repeated="3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24 IGŁY) (LPT)</text:p>
          </table:table-cell>
          <table:table-cell table:style-name="ce9" office:value-type="currency" office:currency="PLN" office:value="1599" calcext:value-type="currency">
            <text:p>1 599,00 zł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 9-IGIEŁ)</text:p>
          </table:table-cell>
          <table:table-cell table:style-name="ce9" office:value-type="currency" office:currency="PLN" office:value="422.99" calcext:value-type="currency">
            <text:p>422,99 zł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 9-IGIEŁ)</text:p>
          </table:table-cell>
          <table:table-cell table:style-name="ce9" office:value-type="currency" office:currency="PLN" office:value="919.99" calcext:value-type="currency">
            <text:p>919,99 zł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24-IGŁY)</text:p>
          </table:table-cell>
          <table:table-cell table:style-name="ce9" office:value-type="currency" office:currency="PLN" office:value="519.99" calcext:value-type="currency">
            <text:p>519,99 zł</text:p>
          </table:table-cell>
          <table:table-cell table:number-columns-repeated="3"/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9 IGIEŁ)</text:p>
          </table:table-cell>
          <table:table-cell table:style-name="ce9" office:value-type="currency" office:currency="PLN" office:value="529" calcext:value-type="currency">
            <text:p>529,00 zł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9 IGIEŁ)</text:p>
          </table:table-cell>
          <table:table-cell table:style-name="ce9" office:value-type="currency" office:currency="PLN" office:value="839" calcext:value-type="currency">
            <text:p>839,00 zł</text:p>
          </table:table-cell>
          <table:table-cell table:number-columns-repeated="3"/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office:value-type="currency" office:currency="PLN" office:value="109" calcext:value-type="currency">
            <text:p>109,00 zł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2:.C115])" office:value-type="currency" office:currency="PLN" office:value="74729.28" calcext:value-type="currency">
            <text:p>74 729,28 zł</text:p>
          </table:table-cell>
          <table:table-cell table:number-columns-repeated="3"/>
        </table:table-row>
        <table:table-row table:style-name="ro1" table:number-rows-repeated="10484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zielone" style:family="table-cell" style:parent-style-name="Default">
      <style:text-properties fo:color="#00a65d" style:font-weight-asian="normal"/>
    </style:style>
    <style:style style:name="czerwone" style:family="table-cell" style:parent-style-name="Default">
      <style:text-properties fo:color="#ed1c24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8:43:13.274000000</meta:creation-date>
    <dc:date>2017-12-10T19:58:35.587000000</dc:date>
    <meta:editing-duration>PT20M55S</meta:editing-duration>
    <meta:editing-cycles>3</meta:editing-cycles>
    <meta:generator>LibreOffice/5.4.2.2$Windows_X86_64 LibreOffice_project/22b09f6418e8c2d508a9eaf86b2399209b0990f4</meta:generator>
    <meta:document-statistic meta:table-count="3" meta:cell-count="551" meta:object-count="0"/>
  </office:meta>
</office:document-meta>
</file>